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elRefDT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HotelRef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otelRefDTO.getChai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getBrand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setChainCode( String chai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setTpaExtensions( TPAExtensionsDTO tpa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setBrandCode( String brand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getTpa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RefDTO.HotelRefDTO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